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2968" calcext:value-type="float">
            <text:p>60.3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3592" calcext:value-type="float">
            <text:p>60.7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1768" calcext:value-type="float">
            <text:p>62.1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3848" calcext:value-type="float">
            <text:p>63.5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4432" calcext:value-type="float">
            <text:p>63.6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236" calcext:value-type="float">
            <text:p>64.6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2984" calcext:value-type="float">
            <text:p>65.0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088" calcext:value-type="float">
            <text:p>65.0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2088" calcext:value-type="float">
            <text:p>64.7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4096" calcext:value-type="float">
            <text:p>64.0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212" calcext:value-type="float">
            <text:p>62.6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34448" calcext:value-type="float">
            <text:p>60.7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76" calcext:value-type="float">
            <text:p>60.1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3512" calcext:value-type="float">
            <text:p>60.1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2072" calcext:value-type="float">
            <text:p>60.0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2032" calcext:value-type="float">
            <text:p>59.6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1512" calcext:value-type="float">
            <text:p>59.3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32368" calcext:value-type="float">
            <text:p>59.3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3224" calcext:value-type="float">
            <text:p>59.3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1992" calcext:value-type="float">
            <text:p>59.3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4184" calcext:value-type="float">
            <text:p>59.3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3808" calcext:value-type="float">
            <text:p>59.4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3432" calcext:value-type="float">
            <text:p>59.4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364" calcext:value-type="float">
            <text:p>59.6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2512" calcext:value-type="float">
            <text:p>59.7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2448" calcext:value-type="float">
            <text:p>59.9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5228" calcext:value-type="float">
            <text:p>60.1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3696" calcext:value-type="float">
            <text:p>60.8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2672" calcext:value-type="float">
            <text:p>61.0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284" calcext:value-type="float">
            <text:p>60.8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4176" calcext:value-type="float">
            <text:p>60.8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856" calcext:value-type="float">
            <text:p>61.7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4024" calcext:value-type="float">
            <text:p>61.9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2792" calcext:value-type="float">
            <text:p>61.9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3104" calcext:value-type="float">
            <text:p>62.1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4224" calcext:value-type="float">
            <text:p>59.7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3896" calcext:value-type="float">
            <text:p>58.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2624" calcext:value-type="float">
            <text:p>58.3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1388" calcext:value-type="float">
            <text:p>57.7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1856" calcext:value-type="float">
            <text:p>57.5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3088" calcext:value-type="float">
            <text:p>57.4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2712" calcext:value-type="float">
            <text:p>57.5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34048" calcext:value-type="float">
            <text:p>57.5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6148" calcext:value-type="float">
            <text:p>57.5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196" calcext:value-type="float">
            <text:p>57.5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82816" calcext:value-type="float">
            <text:p>57.5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4152" calcext:value-type="float">
            <text:p>57.6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1584" calcext:value-type="float">
            <text:p>57.6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34" calcext:value-type="float">
            <text:p>57.6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1792" calcext:value-type="float">
            <text:p>57.7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3608" calcext:value-type="float">
            <text:p>57.8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3336" calcext:value-type="float">
            <text:p>57.9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3856" calcext:value-type="float">
            <text:p>58.2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3232" calcext:value-type="float">
            <text:p>57.8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4088" calcext:value-type="float">
            <text:p>57.8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3416" calcext:value-type="float">
            <text:p>58.5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4208" calcext:value-type="float">
            <text:p>58.8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212" calcext:value-type="float">
            <text:p>58.8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2704" calcext:value-type="float">
            <text:p>58.9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308" calcext:value-type="float">
            <text:p>58.9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1848" calcext:value-type="float">
            <text:p>58.9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1472" calcext:value-type="float">
            <text:p>59.0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3184" calcext:value-type="float">
            <text:p>59.0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3768" calcext:value-type="float">
            <text:p>59.1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412" calcext:value-type="float">
            <text:p>59.6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72576" calcext:value-type="float">
            <text:p>59.4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53576" calcext:value-type="float">
            <text:p>59.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2136" calcext:value-type="float">
            <text:p>59.7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1552" calcext:value-type="float">
            <text:p>59.6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616" calcext:value-type="float">
            <text:p>59.7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1968" calcext:value-type="float">
            <text:p>59.9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3968" calcext:value-type="float">
            <text:p>60.7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2256" calcext:value-type="float">
            <text:p>60.7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4112" calcext:value-type="float">
            <text:p>61.0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2376" calcext:value-type="float">
            <text:p>61.6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1624" calcext:value-type="float">
            <text:p>61.7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3648" calcext:value-type="float">
            <text:p>61.9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1768" calcext:value-type="float">
            <text:p>62.1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2936" calcext:value-type="float">
            <text:p>62.3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4376" calcext:value-type="float">
            <text:p>62.4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1848" calcext:value-type="float">
            <text:p>62.7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616" calcext:value-type="float">
            <text:p>63.9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2968" calcext:value-type="float">
            <text:p>64.1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4448" calcext:value-type="float">
            <text:p>64.5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3736" calcext:value-type="float">
            <text:p>64.9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4" calcext:value-type="float">
            <text:p>65.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3608" calcext:value-type="float">
            <text:p>65.4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94128" calcext:value-type="float">
            <text:p>65.7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3792" calcext:value-type="float">
            <text:p>66.1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072" calcext:value-type="float">
            <text:p>68.0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236" calcext:value-type="float">
            <text:p>68.4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4696" calcext:value-type="float">
            <text:p>68.8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244" calcext:value-type="float">
            <text:p>69.0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3232" calcext:value-type="float">
            <text:p>69.2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3168" calcext:value-type="float">
            <text:p>69.5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4648" calcext:value-type="float">
            <text:p>69.9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4584" calcext:value-type="float">
            <text:p>70.2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3432" calcext:value-type="float">
            <text:p>70.8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4784" calcext:value-type="float">
            <text:p>71.8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74632" calcext:value-type="float">
            <text:p>72.8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33456" calcext:value-type="float">
            <text:p>74.13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52912" calcext:value-type="float">
            <text:p>74.3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2176" calcext:value-type="float">
            <text:p>75.3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3344" calcext:value-type="float">
            <text:p>75.5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82424" calcext:value-type="float">
            <text:p>75.7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3236" calcext:value-type="float">
            <text:p>76.0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2296" calcext:value-type="float">
            <text:p>76.2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3568" calcext:value-type="float">
            <text:p>76.5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3128" calcext:value-type="float">
            <text:p>76.8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52728" calcext:value-type="float">
            <text:p>77.4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4064" calcext:value-type="float">
            <text:p>77.4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2896" calcext:value-type="float">
            <text:p>77.2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392" calcext:value-type="float">
            <text:p>77.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4848" calcext:value-type="float">
            <text:p>75.3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3368" calcext:value-type="float">
            <text:p>74.9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408" calcext:value-type="float">
            <text:p>74.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4792" calcext:value-type="float">
            <text:p>74.1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2952" calcext:value-type="float">
            <text:p>70.8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2808" calcext:value-type="float">
            <text:p>70.4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3208" calcext:value-type="float">
            <text:p>69.8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2736" calcext:value-type="float">
            <text:p>68.3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6056" calcext:value-type="float">
            <text:p>68.2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1736" calcext:value-type="float">
            <text:p>67.9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4328" calcext:value-type="float">
            <text:p>67.3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6008" calcext:value-type="float">
            <text:p>65.5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9936" calcext:value-type="float">
            <text:p>65.0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0544" calcext:value-type="float">
            <text:p>64.5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8488" calcext:value-type="float">
            <text:p>62.5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2608" calcext:value-type="float">
            <text:p>61.2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016" calcext:value-type="float">
            <text:p>59.1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9616" calcext:value-type="float">
            <text:p>58.6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108" calcext:value-type="float">
            <text:p>58.1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5448" calcext:value-type="float">
            <text:p>57.3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1128" calcext:value-type="float">
            <text:p>57.0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1504" calcext:value-type="float">
            <text:p>56.9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564" calcext:value-type="float">
            <text:p>56.5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2968" calcext:value-type="float">
            <text:p>56.5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32098012201</text:p>
          </table:table-cell>
          <table:table-cell office:value-type="string" calcext:value-type="string">
            <text:p>21N 6W 4BB 01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88" meta:object-count="0"/>
    <meta:user-defined meta:name="AppVersion">3.0</meta:user-defined>
  </office:meta>
</office:document-meta>
</file>